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AHAB'S REIGN (22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AHAB'S REIGN (22:1-4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hab and Jehoshaphat (2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hab and the prophets (22:5-2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Ahab and the prophets (22:5-28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ts of Ahab (22:5-6, 10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t of the Lord (22:7-9, 13-2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t of the Lord (22:7-9, 13-28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at he says (22:13-1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he saw (22:17-2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he suggests (22:24-2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Ahab and the prophets (22:5-28):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phets of Ahab (22:5-6, 10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rophet of the Lord (22:7-9, 13-2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END OF AHAB'S REIGN (22:1-40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Ahab and Jehoshaphat (22:1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Ahab and the prophets (22:5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hab and the Arameans (22:29-4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Ahab and the Arameans (22:29-40):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royal apparel (22:29-3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random arrow (22:34-4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END OF AHAB'S REIGN (22:1-4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Ahab and Jehoshaphat (22:1-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Ahab and the prophets (22:5-2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Ahab and the Arameans (22:29-4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22<text:s text:c="1"/></text:span><text:span text:style-name="a556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END OF AHAB'S REIGN (22:1-4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EVENTS OF JEHOSPHAPHAT'S REIGN (22:41-5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Evilness of ahaziah's Reign (22:51-5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2 </dc:title>
    <meta:initial-creator>David STRICKLAND</meta:initial-creator>
    <dc:creator>David STRICKLAND</dc:creator>
    <meta:creation-date>2020-02-22T19:23:48Z</meta:creation-date>
    <dc:date>2020-02-22T19:23:48Z</dc:date>
    <meta:template xlink:href="BibleStudy" xlink:type="simple"/>
    <meta:editing-cycles>1</meta:editing-cycles>
    <meta:editing-duration>PT0S</meta:editing-duration>
    <meta:document-statistic meta:paragraph-count="30" meta:word-count="235"/>
  </office:meta>
</office:document-meta>
</file>